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officeooo:rsid="0019666e" officeooo:paragraph-rsid="0019666e"/>
    </style:style>
    <style:style style:name="P2" style:family="paragraph" style:parent-style-name="Standard">
      <style:paragraph-properties fo:margin-left="0cm" fo:margin-right="0cm" fo:text-indent="0cm" style:auto-text-indent="false"/>
      <style:text-properties officeooo:rsid="001c0d38" officeooo:paragraph-rsid="001c0d38"/>
    </style:style>
    <style:style style:name="P3" style:family="paragraph" style:parent-style-name="Standard">
      <style:paragraph-properties fo:margin-left="0cm" fo:margin-right="0cm" fo:text-align="center" style:justify-single-word="false" fo:text-indent="0cm" style:auto-text-indent="false"/>
      <style:text-properties fo:font-style="italic" fo:font-weight="bold" officeooo:rsid="001c0d38" officeooo:paragraph-rsid="001c0d38" style:font-style-asian="italic" style:font-weight-asian="bold" style:font-style-complex="italic" style:font-weight-complex="bold"/>
    </style:style>
    <style:style style:name="P4" style:family="paragraph" style:parent-style-name="Standard">
      <style:paragraph-properties fo:margin-left="0cm" fo:margin-right="0cm" fo:text-align="center" style:justify-single-word="false" fo:text-indent="0cm" style:auto-text-indent="false"/>
      <style:text-properties fo:font-style="italic" fo:font-weight="bold" officeooo:rsid="001c0d38" officeooo:paragraph-rsid="002216da" style:font-style-asian="italic" style:font-weight-asian="bold" style:font-style-complex="italic" style:font-weight-complex="bold"/>
    </style:style>
    <style:style style:name="P5" style:family="paragraph" style:parent-style-name="Standard">
      <style:paragraph-properties fo:margin-left="0cm" fo:margin-right="0cm" fo:text-align="center" style:justify-single-word="false" fo:text-indent="0cm" style:auto-text-indent="false"/>
      <style:text-properties fo:font-style="italic" fo:font-weight="bold" officeooo:rsid="001c0d38" officeooo:paragraph-rsid="00225b3e"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fo:font-style="italic" fo:font-weight="bold" officeooo:rsid="0019666e" officeooo:paragraph-rsid="0019666e" style:font-style-asian="italic" style:font-weight-asian="bold" style:font-style-complex="italic" style:font-weight-complex="bold"/>
    </style:style>
    <style:style style:name="P7" style:family="paragraph" style:parent-style-name="Standard">
      <style:paragraph-properties fo:margin-left="0cm" fo:margin-right="0cm" fo:text-align="start" style:justify-single-word="false" fo:text-indent="0cm" style:auto-text-indent="false"/>
      <style:text-properties officeooo:paragraph-rsid="001fabf8"/>
    </style:style>
    <style:style style:name="P8" style:family="paragraph" style:parent-style-name="Standard">
      <style:paragraph-properties fo:margin-left="0cm" fo:margin-right="0cm" fo:text-align="start" style:justify-single-word="false" fo:text-indent="0cm" style:auto-text-indent="false"/>
      <style:text-properties officeooo:paragraph-rsid="002216da"/>
    </style:style>
    <style:style style:name="P9" style:family="paragraph" style:parent-style-name="Standard">
      <style:paragraph-properties fo:text-align="start" style:justify-single-word="false"/>
      <style:text-properties officeooo:paragraph-rsid="00239806"/>
    </style:style>
    <style:style style:name="P10" style:family="paragraph" style:parent-style-name="Standard">
      <style:paragraph-properties fo:text-align="start" style:justify-single-word="false"/>
      <style:text-properties officeooo:paragraph-rsid="00249c41"/>
    </style:style>
    <style:style style:name="P11" style:family="paragraph" style:parent-style-name="Standard">
      <style:paragraph-properties fo:margin-left="0cm" fo:margin-right="0cm" fo:text-align="start" style:justify-single-word="false" fo:text-indent="0cm" style:auto-text-indent="false"/>
      <style:text-properties fo:language="uk" fo:country="UA" fo:font-style="normal" fo:font-weight="normal" officeooo:rsid="001fabf8" officeooo:paragraph-rsid="001fabf8" style:font-style-asian="normal" style:font-weight-asian="normal" style:font-style-complex="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tyle="normal" fo:font-weight="normal" officeooo:rsid="002216da" officeooo:paragraph-rsid="002216da" style:font-style-asian="normal" style:font-weight-asian="normal" style:font-style-complex="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style="normal" fo:font-weight="normal" officeooo:rsid="001c0d38" officeooo:paragraph-rsid="00225b3e"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font-size="16pt" fo:font-style="italic" fo:font-weight="bold" officeooo:rsid="002257d8" officeooo:paragraph-rsid="002257d8" style:font-size-asian="16pt" style:font-style-asian="italic" style:font-weight-asian="bold" style:font-size-complex="16pt" style:font-style-complex="italic" style:font-weight-complex="bold"/>
    </style:style>
    <style:style style:name="P15" style:family="paragraph" style:parent-style-name="Standard">
      <style:paragraph-properties fo:text-align="center" style:justify-single-word="false"/>
      <style:text-properties fo:font-size="20pt" fo:font-style="italic" fo:font-weight="bold" officeooo:rsid="002257d8" officeooo:paragraph-rsid="002257d8" style:font-size-asian="17.5pt" style:font-style-asian="italic" style:font-weight-asian="bold" style:font-size-complex="20pt" style:font-style-complex="italic" style:font-weight-complex="bold"/>
    </style:style>
    <style:style style:name="P16" style:family="paragraph" style:parent-style-name="Standard">
      <style:paragraph-properties fo:text-align="start" style:justify-single-word="false"/>
      <style:text-properties fo:font-size="12pt" fo:font-style="normal" fo:font-weight="normal" officeooo:rsid="00225b3e" officeooo:paragraph-rsid="00225b3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25b3e" officeooo:paragraph-rsid="0023980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225b3e" officeooo:paragraph-rsid="0024efe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39806" officeooo:paragraph-rsid="0023980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39806" officeooo:paragraph-rsid="00249c4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239806" officeooo:paragraph-rsid="0024efe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249c41" officeooo:paragraph-rsid="00249c4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italic" fo:font-weight="bold" officeooo:rsid="002257d8" officeooo:paragraph-rsid="00225b3e" style:font-size-asian="10.5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fo:font-size="12pt" fo:font-style="italic" fo:font-weight="bold" officeooo:rsid="002257d8" officeooo:paragraph-rsid="002257d8" style:font-size-asian="10.5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officeooo:rsid="00239806" officeooo:paragraph-rsid="00239806"/>
    </style:style>
    <style:style style:name="P26" style:family="paragraph" style:parent-style-name="Standard">
      <style:paragraph-properties fo:text-align="start" style:justify-single-word="false"/>
      <style:text-properties officeooo:rsid="00249c41" officeooo:paragraph-rsid="00249c41"/>
    </style:style>
    <style:style style:name="T1" style:family="text">
      <style:text-properties officeooo:rsid="001c0d38"/>
    </style:style>
    <style:style style:name="T2" style:family="text">
      <style:text-properties fo:language="uk" fo:country="UA" fo:font-style="normal" fo:font-weight="normal" officeooo:rsid="001c0d38" style:font-style-asian="normal" style:font-weight-asian="normal" style:font-style-complex="normal" style:font-weight-complex="normal"/>
    </style:style>
    <style:style style:name="T3" style:family="text">
      <style:text-properties fo:language="uk" fo:country="UA" fo:font-style="normal" fo:font-weight="normal" officeooo:rsid="001fabf8" style:font-style-asian="normal" style:font-weight-asian="normal" style:font-style-complex="normal" style:font-weight-complex="normal"/>
    </style:style>
    <style:style style:name="T4" style:family="text">
      <style:text-properties fo:language="uk" fo:country="UA" fo:font-style="normal" fo:font-weight="normal" officeooo:rsid="0020beac" style:font-style-asian="normal" style:font-weight-asian="normal" style:font-style-complex="normal" style:font-weight-complex="normal"/>
    </style:style>
    <style:style style:name="T5" style:family="text">
      <style:text-properties fo:font-style="normal" fo:font-weight="normal" officeooo:rsid="001c0d38" style:font-style-asian="normal" style:font-weight-asian="normal" style:font-style-complex="normal" style:font-weight-complex="normal"/>
    </style:style>
    <style:style style:name="T6" style:family="text">
      <style:text-properties fo:font-style="normal" fo:font-weight="normal" officeooo:rsid="001fabf8" style:font-style-asian="normal" style:font-weight-asian="normal" style:font-style-complex="normal" style:font-weight-complex="normal"/>
    </style:style>
    <style:style style:name="T7" style:family="text">
      <style:text-properties fo:font-style="normal" fo:font-weight="normal" officeooo:rsid="002216da" style:font-style-asian="normal" style:font-weight-asian="normal" style:font-style-complex="normal" style:font-weight-complex="normal"/>
    </style:style>
    <style:style style:name="T8" style:family="text">
      <style:text-properties officeooo:rsid="002216da"/>
    </style:style>
    <style:style style:name="T9" style:family="text">
      <style:text-properties officeooo:rsid="00225b3e"/>
    </style:style>
    <style:style style:name="T10" style:family="text">
      <style:text-properties officeooo:rsid="00239806"/>
    </style:style>
    <style:style style:name="T11" style:family="text">
      <style:text-properties fo:font-size="12pt" fo:font-style="normal" fo:font-weight="normal" officeooo:rsid="00225b3e"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249c41" style:font-size-asian="10.5pt" style:font-style-asian="normal" style:font-weight-asian="normal" style:font-size-complex="12pt" style:font-style-complex="normal" style:font-weight-complex="normal"/>
    </style:style>
    <style:style style:name="T13" style:family="text">
      <style:text-properties officeooo:rsid="00249c41"/>
    </style:style>
    <style:style style:name="T14" style:family="text">
      <style:text-properties officeooo:rsid="0024efe0"/>
    </style:style>
    <style:style style:name="T15" style:family="text">
      <style:text-properties officeooo:rsid="0025ba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Візуальна новела: “”</text:p>
      <text:p text:style-name="P14">План:</text:p>
      <text:p text:style-name="P23">День 1 <text:span text:style-name="T9">(Початок апокаліпсису)</text:span>:</text:p>
      <text:p text:style-name="P16">1. Звичайний день</text:p>
      <text:p text:style-name="P16">2. Падіння метеориту</text:p>
      <text:p text:style-name="P16">3. Зустріч з зараженим сусідом</text:p>
      <text:p text:style-name="P18">4. Вихід на розвідку</text:p>
      <text:p text:style-name="P21"><text:span text:style-name="T14">5</text:span>. Спроба врятувати людину на пам’ятнику</text:p>
      <text:p text:style-name="P18"><text:span text:style-name="T14">6.</text:span> <text:span text:style-name="T14">І</text:span>нформація про “Рятувальний ковчег”</text:p>
      <text:p text:style-name="P19"><text:span text:style-name="T14">7</text:span>. Погоня</text:p>
      <text:p text:style-name="P19"><text:span text:style-name="T14">8</text:span>. Втеча додому</text:p>
      <text:p text:style-name="P24">День 2 <text:span text:style-name="T9">(Вихід за провізією / порятунок компаньйонки)</text:span>:</text:p>
      <text:p text:style-name="P16">1. <text:span text:style-name="T10">Продумування плану втечі з міста</text:span></text:p>
      <text:p text:style-name="P19">2. Гуманоїди починають ломитись у двері г.г.</text:p>
      <text:p text:style-name="P19">3. Втеча з квартири</text:p>
      <text:p text:style-name="P19">4. Заправка</text:p>
      <text:p text:style-name="P21">5. Зброярня</text:p>
      <text:p text:style-name="P21"><text:span text:style-name="T14">6. П</text:span>орятунок дівчини</text:p>
      <text:p text:style-name="P19"><text:span text:style-name="T14">7</text:span>. Збір провізії</text:p>
      <text:p text:style-name="P19"><text:span text:style-name="T14">8</text:span>. Знаходження нової схованки на ніч</text:p>
      <text:p text:style-name="P24">День 3 <text:span text:style-name="T9">(Виїзд з міста)</text:span>:</text:p>
      <text:p text:style-name="P16">1. <text:span text:style-name="T10">Аналіз минулих подій / Висновок про те що гуманоїдів можна вбити</text:span></text:p>
      <text:p text:style-name="P19">2. Невдала спроба виїзду з міста та послання де він є</text:p>
      <text:p text:style-name="P20">3. <text:span text:style-name="T13">Дізнавшись нове місце знаходження єдиного можливого виїзду г.г. вирішує, що треба перегрупуватись та заїхати на заправку</text:span></text:p>
      <text:p text:style-name="P22">4. Заїхавши на заправку г.г. з компаньйонкою помічають малу групку гуманоїдів десь за 200 метрів від неї.</text:p>
      <text:p text:style-name="P10"><text:span text:style-name="T12">5. </text:span>Захист від нападу гуманоїдів на автозаправці <text:span text:style-name="T13">під час якого г.г. виявляє інформацію, що гуманоїдів можна вбити ударом в легені, тоді з їх тіла виливається газ і вони помирають</text:span></text:p>
      <text:p text:style-name="P26">6. Потім г.г. із компаньйонкою виїзджають до місця виїду максимально окольними шляхами, щоб зустрічати якомога меньше гуманоїдів</text:p>
      <text:p text:style-name="P26">7. <text:span text:style-name="T15">На виїзді з міста вони потрапляють у скупчення гуманоїдів та дивом втікають звідти спричинивши завал ларьок з антикваріатом поблизу</text:span></text:p>
      <text:p text:style-name="P24">День 4 <text:span text:style-name="T9">(Нове місце “Кочега”)</text:span>:</text:p>
      <text:p text:style-name="P16">1. <text:span text:style-name="T10">Спокійний день (Місце для розкриття персонажів)</text:span></text:p>
      <text:p text:style-name="P19">2. Г.г. майже <text:span text:style-name="T14">з</text:span>асинає за кермом</text:p>
      <text:p text:style-name="P19">3. Гучне повідомлення про переміщення ковчега ближче до г.г.</text:p>
      <text:p text:style-name="P19">4. Недовіра з боку г.г. та надія від його супутниці</text:p>
      <text:p text:style-name="P24">День 5 <text:span text:style-name="T9">(Прибуття на “Ковчег” / вистава людей на ньому)</text:span>:</text:p>
      <text:p text:style-name="P9"><text:span text:style-name="T11">1. </text:span>Зустріч з командою “Рятувального ковчега”</text:p>
      <text:p text:style-name="P9"><text:span text:style-name="T10">2. </text:span>Огляд та знайомство з технікою та зброєю на ковчезі</text:p>
      <text:p text:style-name="P9"><text:span text:style-name="T10">3. </text:span>Зустріч з іншими вижившими, які вже знаходяться на ковчезі</text:p>
      <text:p text:style-name="P9"><text:span text:style-name="T10">4. </text:span>Виступ екіпажу ковчега з інформацією про стан екстреного резерву та майбутні плани</text:p>
      <text:p text:style-name="P25">5. Компаньйонка г.г. була повністю спокійна і казала щось типу: “От бачиш все нормально просто плани змінились, ось вони і перенесли ковчег ближче до міста”, ну а г.г. в свою чергу почав трохи заспокоюватись, але щось не давало йому спокою, проте він не міг зрозуміти що</text:p>
      <text:p text:style-name="P24">День 6 <text:span text:style-name="T9">(Втеча з “Ковчега” / порятунок нового кампаньйона)</text:span>:</text:p>
      <text:p text:style-name="P17">1. <text:span text:style-name="T10">Підчас проходу по ковчегу г.г. помічає якийсь підозрілий відсік і заходить до нього</text:span></text:p>
      <text:p text:style-name="P19">2. У дивному відсіку було дуже холодно і темно. Г.г. пройшов трохи далі відкриваючи штору, і там він побачив людські кінцівки. Зрозумівши, що ця кімната — це холодильник, а всі хто тут був були введені в омани аби їх потім з’їсти</text:p>
      <text:p text:style-name="P19"><text:soft-page-break/>3. Г.г. розповів це своїй компаньйонці і вони вирішили втікти з ковчега та врятувати максимально багато людей з цього місця</text:p>
      <text:p text:style-name="P19">4. Коли їм показували ковчег їм показали й апаратуру з центра управління де була секція з кнопкою що відкриває всі кімнати, тож вони рушили туди намагаючись не попастися</text:p>
      <text:p text:style-name="P19">5. Врешті решт вони таки пробрались у центр управління та відкрили усі кімнати</text:p>
      <text:p text:style-name="P19">6. Після чого вони почали тікати та біля виходу вони побачили клітку в якій сидів чоловік середніх років і вони вирішують його врятувати. Ламають двері — решітки, забирають його з собою та тікають до своєї машини</text:p>
      <text:p text:style-name="P19">7. Потім вони їхали дуже довго і так як чоловік сказав що буде вести, то г.г. засинає на задньому сидінні</text:p>
      <text:p text:style-name="P24">День 7 <text:span text:style-name="T9">(Мінне поле / “Рятувальний ковчег”)</text:span>:</text:p>
      <text:p text:style-name="P16">1. <text:span text:style-name="T10">Г.г. прокидається від того що в машину щось б’ється і продраївши очі з’ясовується, що машина з ним та компанією прорисаються на машині крізь великий натовп гуманоїдів</text:span></text:p>
      <text:p text:style-name="P19">2. Їх помічає екіпаж ковчега, який допомогає зачистити територію, аби більш безпечно пройти до ковчега</text:p>
      <text:p text:style-name="P19">3. Повідомлення про мінне поле перед ковчегом та повідомлення про те як саме треба пройти аби не цепити міни</text:p>
      <text:p text:style-name="P19">4. Г.г. помиляється та наступає на міну</text:p>
      <text:p text:style-name="P19">5. Новий компаньйон знешкоджує міну і вони доходять до кінця</text:p>
      <text:p text:style-name="P19">6. Ковчег відлітає та один з гуманоїдів хапає г.г. за ногу через що він випадає з повітряного судна</text:p>
      <text:p text:style-name="P19">7. В останню мить перед тим як г.г. випав з ковчега супутниця г.г. хапає його за руку і з допомогою військових затягує його на борт</text:p>
      <text:p text:style-name="P14">Сюжет:</text:p>
      <text:p text:style-name="P6">День 1</text:p>
      <text:p text:style-name="P1">Г.г. звичайний 20-ти річний хлопак, який просто живе свої буденним життям, ходить на роботу і весь вільний час залипає в соціальних мережах. Після коледжу він не зміг вступити туди куди хотів, тому вирішив попрацювати рік щоб не втрачати час, і так як без вищої освіти вже нікуди особливо не брали, то йому довелося стати охоронцем на найближчому до дому заводі, але згодом це вже стало чимось типу звички, і він вже не дуже горів ідеєю вступати в університет, тому вже другий рік він працював там.</text:p>
      <text:p text:style-name="P1">В один із сотень і тисяч таких самих днів г.г. працював у нічну зміну, вона проходила так само як і всі інші, без інцидентів. До кінця зміни залишалося дві години, в небі почувся якийсь протяжний гул, який в одну мить так само швидко скінчився, як і почався, та за секунду десь в кілометрі від заводу впав якийсь каменеподібний об’єкт. Він виглядав велетенським навіть при тому, що знаходився на значній відстані. Почалась сирена. По радіо, яке було завжди увімкнене у г.г., щоб не померти від нудьги, передавали, що це об’єкт викидає в атмосферу якийсь невідомий газ, який перетворює людей вдихнувших його на гуманоїдів.</text:p>
      <text:p text:style-name="P1">Г.г. побіг додому, щоб зібрати най необхідніші речі і вшитися з міста разом з сусідом, у якого був джип. Він біг прикривши рот і ніс, на вулиці було дуже мало людей і всі вони були в паніці, що не дивно. Діставшись квартири сусіда, г.г. постукав, відповіді не було, може не чує подумав він і спробував відкрити двері самотужки, вони були не замкнені. В кімнаті було доволі тихо, всюди валялися розкидані речі сусіда, що насторожувало г.г., бо сусід завжди був дуже прискіпливим в питанні порядку. Не встигши до кінця проаналізувати кімнату сусіда на нього накинувся гуманоїд, який намагався дістатися живота г.г., щоб вкусити його, та той не дався і дуже напружуючись випхнув його у вікно. Так як це був другий поверх, г.г. зміг розгледіти як виглядав мертвий гуманоїд. З його плечей стирчали зазубрені кістки, верхня частина тіла, явно, виглядала більше ніж нижня, а найстрашнішим було те що в його обличчі можна було з великим трудом впізнати сусіда. Походивши по його кімнаті г.г. знайшов ключі від машини, на якій він планував виїхати з міста, після чого він вирішив, що щоб виїхати з міста потрібно все спланувати, щоб таких сутичок було менше, <text:soft-page-break/>при цьому, якщо їх не уникнути то бути до них готовим, до того ж треба забрати провізію десь на місяць, чи два, тож г.г. піднявся до своєї квартири, що була на п’ятому, останньому, поверсі, щоб взяти рюкзак.</text:p>
      <text:p text:style-name="P1">На годиннику десь шоста, г.г. вийшов за провізією, на вулицях досі було мало людей, хоча це й зрозуміло, всі або перетворилися на гуманоїдів, або сидять дома, щоб врятуватись, хоча це й на краще, бо буде менше конкуренції за їжу. Він зайшов в маленький, місцевий магазинчик, його вікна були розбиті, схоже що тут хтось вже був, а може це продавець став гуманоїдом і розбив вітрину, в принципі це й не важливо, бо їжі, що могла б довго не псуватись, було вдосталь, тож г.г. набрав собі цього повний рюкзак, і вирішив що треба трохи розвідати обстановку в місті, де вже є багато гуманоїдів, а де в принципі ще можна спокійно проїхати, тож він пішов додому не тим шляхом що прийшов в магазин, а трохи довшим, через площу, хоча й до неї було максимум хвилин п’ять. Діставшись центру міста, де височив постамент на честь його засновників, г.г. побачив, що на цьому самому постаменті намагається втриматись чоловік, який кричить, що не дістанеться тим гуманоїдам і взагалі за кілька днів з рятувальною місією має прибути “Рятувальний ковчег”, а до нього тагнуться десятки гуманоїдів. </text:p>
      <text:p text:style-name="P1"><text:tab/>(“Рятувальний ковчег” — це державна ініціатива, на випадок якогось катаклізму <text:tab/>чи чогось такого, в результаті якого треба буде евакуювати велику кількість <text:tab/>людей. Вона складається з 5 — 15 надвмістких гвинтокрилів, в залежності від <text:tab/>величини міста, на які будуть поміщені всі цивільні громадяни, та гості міста). </text:p>
      <text:p text:style-name="P1">Г.г. вирішує що треба хоч якось допомогти тому чоловіку, замахнувся каменюкою і жбурнув її в натовп гуманоїдів, щоб їх відволікти, проте зреагував лише один, і в момент коли той почав бігти на г.г., чоловік зірвався і впав в натовп гуманоїдів, вони почали його роздирати на шматки, а г.г. зрозумів, що він нічим не міг йому допомогти, тому він не очікуючи, поки гуманоїд<text:span text:style-name="T1">и</text:span> його помітять, почав тікати. <text:span text:style-name="T1">Той гуманоїд, що відволікся на нього, коли г.г. кинув камінь, побіг за ним, забігши в магазин г.г. заховався за прилавком, намагаючись затамувати подих, гуманоїд зайшов в той же магазин і потоптавшись на місці, він пішов, після чого г.г. попрямував додому.</text:span></text:p>
      <text:p text:style-name="P2">На годиннику було десь 12-та. Зайшовши в квартиру г.г. кинув здобутки на ліжко, а сам сів за стіл, роздрукував карту міста і почав продумувати маршрут. Він був дуже втомлений, бо не спав цілу ніч, та ще й зловив такий стрес, тож він зміг адекватно попрацювати десь хвилин десять, потім думки почали плутатись, а згодом він відключився.</text:p>
      <text:p text:style-name="P3">День 2</text:p>
      <text:p text:style-name="P8"><text:span text:style-name="T5">Г.г. прокинувся близько першої години ночі згадуючи все що вдалося придумати і дізнатися вчора, він продовжив продумувати план подальших дій. По радіо казали, що “Рятувальний ковчег” не зможе приземлитися в місті, тому він буд</text:span><text:span text:style-name="T7">е</text:span><text:span text:style-name="T5"> ч</text:span><text:span text:style-name="T7">е</text:span><text:span text:style-name="T5">кати </text:span><text:span text:style-name="T7">всіх</text:span><text:span text:style-name="T5"> за містом, приблизно на відстані 80км, </text:span><text:span text:style-name="T7">протягом </text:span><text:span text:style-name="T5">тижден</text:span><text:span text:style-name="T7">я</text:span><text:span text:style-name="T5">, тож г.г. вирішив що в нього є декілька днів на збори і потім треба їхати. Так як гуманоїдами стають люди, то їхати через центр, не доцільно, хоч це і найкоротший шлях, тож треба їхати по околицях, до того ж треба здобути, хоч якусь зброю і заправитися до повного, тому це теж треба включити в маршрут. Г.г. вже загалом уявляв вже, як він буд</text:span><text:span text:style-name="T2">е виїжджати</text:span><text:span text:style-name="T5">, проте деякі вулиці були йому не знайомі, тож треба було ще трохи доопрацювати план. Не встигши додумати це, в його двері почали ломитися, визирнувши в очко він побачив гуманоїдів, тож він зрозумів, що всі поверхи до цього вже явно заповнені гуманоїдами, тому треба виходити через балкон і пожежну драбину, яку він ще на початку цього всього пересунув до свого балкону. Часу продумувати деталі маршруту вже не було, тож г.г. швидко спускається вниз і залітає в машину сусіда, після чого він швидко виїхав.</text:span></text:p>
      <text:p text:style-name="P7"><text:span text:style-name="T5">За маршрутом першим пунктом зупинки була авто-заправка, де, на подив г.г., не було взагалі нікого, він швидко набрав повний бак, і цистерну, про всяк випадок. </text:span><text:span text:style-name="T6">Потім він заїхав в зброярню, в магазині навпроти почали збиратись гуманоїди, тож марнувати час було недоцільно. В зброярні вже було винесено майже все, проте г.г. знайшов револьвер з двома магазинами набоїв, після чого він почув людський голос з сусіднього магазина, там <text:s/>дівчина </text:span><text:soft-page-break/><text:span text:style-name="T6">намагаючись врятуватися вперлася в </text:span><text:span text:style-name="T3">ст</text:span><text:span text:style-name="T4">е</text:span><text:span text:style-name="T3">лаж. Г.г. нерішуче, все ж вирішує допомогти її і увірвавшись в магазин він бере її за руку і починає стріляти по гуманоїдам, і так як він ніколи до цього не тримав зброї, хіба що в тирі, він висадив майже увесь магазин револьвера в нікуди, а останнім патроном він попав в пакет борошна, за рахунок якої піднялася завіса з борошна, що дало г.г. трохи часу і він взявши дівчину за руку, витягнув її з магазину, поки гуманоїди приходили в себе, вони встигли сісти в машину і від’їхати з місця пригоди.</text:span></text:p>
      <text:p text:style-name="P11">Заїхавши в завулок десь за 200 м, г.г. розпитав дівчину хто вона така... </text:p>
      <text:p text:style-name="P11">Вона сказала, що він може не переживати за неї, і що вона сама виживе, на що г.г. відповів, що не дозволить їй померти, якщо він так ризикував собою, щоб її врятувати, тому пропонує їй об’єднатися в команду, щоб дістатися “Рятувального ковчега” і вижити, вона погодилась, тож вони вирішили знайти укриття на ніч, щоб був час зібрати припаси на двох.</text:p>
      <text:p text:style-name="P11">Цим вони і займались увесь день, а ввечері вони домовились про вахту.</text:p>
      <text:p text:style-name="P4">День <text:span text:style-name="T8">3</text:span></text:p>
      <text:p text:style-name="P12">Г.г. прийняв вахту о 4-тій годині і сидячи перед вогнищем обдумує те що коїлось останніми днями та доходить до висновку, що гуманоїди, по факту, це люди заражені невідомим вірусом, а отже їх теж можна вибити, і в теорії навіть вилікувати. </text:p>
      <text:p text:style-name="P12">Того ж дня він зі своєю новою супутницею виїзджають з міста, як і планували.</text:p>
      <text:p text:style-name="P12">Весь шлях починався доволі спокійно, бо виїзджали вони по окраїнам міста, проте той міст через який вони планували виїзджати виявився зруйнованим, щоб гуманоїди не могли ширитись і далі, там вони знайшли карту наклеєну на стіну, де хрестиками були помічені всі мости окрім одного, який знаходився досить близько до їх місце знаходження....</text:p>
      <text:p text:style-name="P4">День <text:span text:style-name="T8">4</text:span></text:p>
      <text:p text:style-name="P12">На диво день проходить спокійно, і на їх шляху майже не трапляються, хіба що поодинокі, маленькі групи гуманоїдів, проте вони були на достатній відстані від них, щоб не потрапити в їх поле зору. </text:p>
      <text:p text:style-name="P12">Через те що день пройшов доволі спокійно г.г. трохи під розслабився і їдучи по трасі, на декілька секунд він заснув. Його розбудив якийсь писклявий звуковий сигнал, що надходив десь з гори. Це був дрон з гучномовцем, який оголосив, що місце знаходження “Рятувального ковчега” переноситься ближче до міста, через те що люди на ньому майже не з’являлись і командування подумало, що люди просто не можуть доїхати. Супутницю ця новина порадувала, бо їхати до нового місця залишалося кілька годин і в ранці вони вже будуть там. Але г.г. відчув якесь не приємне передчуття, що щось тут не чисто, проте не показав цього бо і сам сподівався, що це правда.</text:p>
      <text:p text:style-name="P5">День <text:span text:style-name="T9">5</text:span></text:p>
      <text:p text:style-name="P13">...</text:p>
      <text:p text:style-name="P5">День <text:span text:style-name="T9">6</text:span></text:p>
      <text:p text:style-name="P13">...</text:p>
      <text:p text:style-name="P5">День <text:span text:style-name="T9">7</text:span></text:p>
      <text:p text:style-name="P1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uk" fo:country="U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uk" fo:country="U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30T21:41:02.278135387</dc:date>
    <meta:editing-duration>PT21H12M2S</meta:editing-duration>
    <meta:editing-cycles>11</meta:editing-cycles>
    <meta:generator>LibreOffice/7.5.2.2$Linux_X86_64 LibreOffice_project/50$Build-2</meta:generator>
    <meta:document-statistic meta:table-count="0" meta:image-count="0" meta:object-count="0" meta:page-count="4" meta:paragraph-count="83" meta:word-count="2140" meta:character-count="12934" meta:non-whitespace-character-count="10863"/>
  </office:meta>
</office:document-meta>
</file>